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34e" officeooo:paragraph-rsid="0002534e"/>
    </style:style>
    <style:style style:name="P2" style:family="paragraph" style:parent-style-name="Standard">
      <style:text-properties fo:language="es" fo:country="AR" officeooo:rsid="0002534e" officeooo:paragraph-rsid="0002534e"/>
    </style:style>
    <style:style style:name="P3" style:family="paragraph" style:parent-style-name="Standard">
      <style:text-properties fo:language="es" fo:country="AR" officeooo:rsid="0005140d" officeooo:paragraph-rsid="0005140d"/>
    </style:style>
    <style:style style:name="P4" style:family="paragraph" style:parent-style-name="Standard">
      <style:text-properties fo:language="es" fo:country="AR" style:text-underline-style="none" officeooo:rsid="00070ea9" officeooo:paragraph-rsid="00070ea9"/>
    </style:style>
    <style:style style:name="P5" style:family="paragraph" style:parent-style-name="Standard">
      <style:text-properties fo:language="es" fo:country="AR" style:text-underline-style="none" officeooo:rsid="0007a7a5" officeooo:paragraph-rsid="0007a7a5"/>
    </style:style>
    <style:style style:name="P6" style:family="paragraph" style:parent-style-name="Standard">
      <style:text-properties fo:language="es" fo:country="AR" style:text-underline-style="none" officeooo:rsid="0007f468" officeooo:paragraph-rsid="0007a7a5"/>
    </style:style>
    <style:style style:name="P7" style:family="paragraph" style:parent-style-name="Standard">
      <style:text-properties fo:language="es" fo:country="AR" style:text-underline-style="none" officeooo:rsid="00094f26" officeooo:paragraph-rsid="00094f26"/>
    </style:style>
    <style:style style:name="P8" style:family="paragraph" style:parent-style-name="Standard">
      <style:text-properties fo:language="es" fo:country="AR" style:text-underline-style="none" officeooo:rsid="000a1ff5" officeooo:paragraph-rsid="000a1ff5"/>
    </style:style>
    <style:style style:name="P9" style:family="paragraph" style:parent-style-name="Standard">
      <style:text-properties fo:language="es" fo:country="AR" style:text-underline-style="none" officeooo:rsid="000b3213" officeooo:paragraph-rsid="000b3213"/>
    </style:style>
    <style:style style:name="P10" style:family="paragraph" style:parent-style-name="Standard">
      <style:text-properties fo:language="es" fo:country="AR" style:text-underline-style="solid" style:text-underline-width="auto" style:text-underline-color="font-color" officeooo:rsid="0007f468" officeooo:paragraph-rsid="0007f468"/>
    </style:style>
    <style:style style:name="P11" style:family="paragraph" style:parent-style-name="Standard">
      <style:text-properties fo:language="es" fo:country="AR" style:text-underline-style="solid" style:text-underline-width="auto" style:text-underline-color="font-color" officeooo:rsid="000a5e37" officeooo:paragraph-rsid="000a5e37"/>
    </style:style>
    <style:style style:name="P12" style:family="paragraph" style:parent-style-name="Standard">
      <style:text-properties fo:language="es" fo:country="AR" style:text-underline-style="solid" style:text-underline-width="auto" style:text-underline-color="font-color" officeooo:rsid="000b3213" officeooo:paragraph-rsid="000b3213"/>
    </style:style>
    <style:style style:name="P13" style:family="paragraph" style:parent-style-name="Standard">
      <style:text-properties style:text-underline-style="none" officeooo:rsid="000c8556" officeooo:paragraph-rsid="000c8556"/>
    </style:style>
    <style:style style:name="P14" style:family="paragraph" style:parent-style-name="Standard">
      <style:text-properties style:text-underline-style="solid" style:text-underline-width="auto" style:text-underline-color="font-color" officeooo:rsid="000c8556" officeooo:paragraph-rsid="000c8556"/>
    </style:style>
    <style:style style:name="P15" style:family="paragraph" style:parent-style-name="Standard">
      <style:text-properties style:text-underline-style="solid" style:text-underline-width="auto" style:text-underline-color="font-color" officeooo:rsid="0002534e" officeooo:paragraph-rsid="0002534e"/>
    </style:style>
    <style:style style:name="P16" style:family="paragraph" style:parent-style-name="Standard">
      <style:paragraph-properties fo:break-before="page"/>
      <style:text-properties fo:language="es" fo:country="AR" style:text-underline-style="none" officeooo:rsid="00094f26" officeooo:paragraph-rsid="00094f26"/>
    </style:style>
    <style:style style:name="P17" style:family="paragraph" style:parent-style-name="Standard">
      <style:text-properties fo:language="es" fo:country="AR" style:text-underline-style="solid" style:text-underline-type="double" style:text-underline-width="auto" style:text-underline-color="font-color" officeooo:rsid="0005140d" officeooo:paragraph-rsid="0005140d"/>
    </style:style>
    <style:style style:name="P18" style:family="paragraph" style:parent-style-name="Standard">
      <style:text-properties fo:language="es" fo:country="AR" style:text-underline-style="none" officeooo:rsid="000a5e37" officeooo:paragraph-rsid="000a5e37"/>
    </style:style>
    <style:style style:name="P19" style:family="paragraph" style:parent-style-name="Standard">
      <style:text-properties fo:language="es" fo:country="AR" style:text-underline-style="none" officeooo:rsid="001069d3" officeooo:paragraph-rsid="001069d3"/>
    </style:style>
    <style:style style:name="P20" style:family="paragraph" style:parent-style-name="Standard">
      <style:text-properties fo:language="es" fo:country="AR" officeooo:rsid="0005140d" officeooo:paragraph-rsid="0005140d"/>
    </style:style>
    <style:style style:name="P21" style:family="paragraph" style:parent-style-name="Standard">
      <style:text-properties fo:language="es" fo:country="AR" style:text-underline-style="solid" style:text-underline-width="auto" style:text-underline-color="font-color" officeooo:rsid="00070ea9" officeooo:paragraph-rsid="00070ea9"/>
    </style:style>
    <style:style style:name="T1" style:family="text">
      <style:text-properties officeooo:rsid="000443af"/>
    </style:style>
    <style:style style:name="T2" style:family="text">
      <style:text-properties officeooo:rsid="00070ed6"/>
    </style:style>
    <style:style style:name="T3" style:family="text">
      <style:text-properties officeooo:rsid="0007a7a5"/>
    </style:style>
    <style:style style:name="T4" style:family="text">
      <style:text-properties officeooo:rsid="000c8556"/>
    </style:style>
    <style:style style:name="T5" style:family="text">
      <style:text-properties officeooo:rsid="000f56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I<text:tab/><text:tab/><text:tab/><text:tab/><text:tab/><text:tab/><text:tab/><text:span text:style-name="T4">Profesora: Andrea Navarro</text:span></text:p>
      <text:p text:style-name="P1"/>
      <text:p text:style-name="P14">API</text:p>
      <text:p text:style-name="P13">La logica va sola dentro de la API. El diseño cambia para web y movil.</text:p>
      <text:p text:style-name="P14"/>
      <text:p text:style-name="P14">Creacion de API</text:p>
      <text:p text:style-name="P13">Entornos Virtual: espacio unico dentro del proyecto.</text:p>
      <text:p text:style-name="P13"/>
      <text:p text:style-name="P14">Flask (microframework)</text:p>
      <text:p text:style-name="P13">Framework: automatiza algunas cosas del proyecto.</text:p>
      <text:p text:style-name="P13"/>
      <text:p text:style-name="P14">Variables de Entorno</text:p>
      <text:p text:style-name="P13"/>
      <text:p text:style-name="P13"><text:tab/>python – detenu???</text:p>
      <text:p text:style-name="P13">.gitignore: lista que tiene que <text:span text:style-name="T5">i</text:span>gnorar al subir el archivo.</text:p>
      <text:p text:style-name="P13"/>
      <text:p text:style-name="P14">Recursos</text:p>
      <text:p text:style-name="P14"/>
      <text:p text:style-name="P13">¿Los invitados pueden ver los comentarios? Como no se especifica se tiene que preguntar.</text:p>
      <text:p text:style-name="P13">¿Como ordenar el filtro? </text:p>
      <text:p text:style-name="P13">Como se habla de comunidad, se necesita estar registrado y verficado.</text:p>
      <text:p text:style-name="P13">Preguntar si los poetas pueden editar y borrar.</text:p>
      <text:p text:style-name="P13">Espacio personal.</text:p>
      <text:p text:style-name="P13">¿Se puede ver quienes dio feedback?</text:p>
      <text:p text:style-name="P13"/>
      <text:p text:style-name="P13">****HACER COMMIT MAS SEGUIDO!! Antes de terminar la clase ****</text:p>
      <text:p text:style-name="P13">**** USAR LA DESCRIPCION DE GITHUB COMO GUIA PARA EL TRABAJO FINAL ****</text:p>
      <text:p text:style-name="P13"/>
      <text:p text:style-name="P14">TAGS</text:p>
      <text:p text:style-name="P14"/>
      <text:p text:style-name="P13">Asociados a commits.</text:p>
      <text:p text:style-name="P13"/>
      <text:p text:style-name="P13">Checkout → viaja al commit que queramos.</text:p>
      <text:p text:style-name="P13"/>
      <text:p text:style-name="P13"><text:tab/>Git tag -a tp1 (nombre del commit)</text:p>
      <text:p text:style-name="P13"/>
      <text:p text:style-name="P14"/>
      <text:p text:style-name="P14"/>
      <text:p text:style-name="P15">Entornos Virtuales</text:p>
      <text:p text:style-name="P1"/>
      <text:p text:style-name="P2">Directorios o contenidos que contiene todos las librerias, etc. Se usa para evitar problemas.</text:p>
      <text:p text:style-name="P2"><text:tab/>Python -m venv directorio</text:p>
      <text:p text:style-name="P2">Todo lo que empieza con (.) significa que esta oculto.</text:p>
      <text:p text:style-name="P2"/>
      <text:p text:style-name="P2">Siempre fijarse que se instale en el directorio y no en la pc general.</text:p>
      <text:p text:style-name="P2">“deactivate” → desactivar.</text:p>
      <text:p text:style-name="P2"/>
      <text:p text:style-name="P2">Para saber si ese directorio tiene entorno, este tiene que tener <text:span text:style-name="T1">carpeta hechas por defecto.</text:span></text:p>
      <text:p text:style-name="P2"/>
      <text:p text:style-name="P3">A git solo se sube el codigo sin el entorno.</text:p>
      <text:p text:style-name="P3"/>
      <text:p text:style-name="P17"/>
      <text:p text:style-name="P21"><text:soft-page-break/>Flask</text:p>
      <text:p text:style-name="P19">microframework</text:p>
      <text:p text:style-name="P19">Permite crear aplicaciones web rapidamente.</text:p>
      <text:p text:style-name="P4">Tiene rooteo. Tiene debug. <text:span text:style-name="T2">WSGI. Jinja2.</text:span></text:p>
      <text:p text:style-name="P4"><text:tab/><text:span text:style-name="T3">Pip install Flask</text:span></text:p>
      <text:p text:style-name="P5">Si faltan permisos, e<text:span text:style-name="T5">n</text:span> la carpeta, NUNCA SUDO!!</text:p>
      <text:p text:style-name="P5"/>
      <text:p text:style-name="P5">Dos frame son diferentes puertos.</text:p>
      <text:p text:style-name="P6"/>
      <text:p text:style-name="P10">API REST</text:p>
      <text:p text:style-name="P7">Estilo de arquitectura de software.</text:p>
      <text:p text:style-name="P7">No tiene estado.</text:p>
      <text:p text:style-name="P7"/>
      <text:p text:style-name="P8">Cada recurso tiene su URL UNICA.</text:p>
      <text:p text:style-name="P8"/>
      <text:p text:style-name="P11">HTTP</text:p>
      <text:p text:style-name="P18">Se envian en formato JSON.</text:p>
      <text:p text:style-name="P18"/>
      <text:p text:style-name="P12">Flask RESTful.</text:p>
      <text:p text:style-name="P12"/>
      <text:p text:style-name="P9">Recurso = individual</text:p>
      <text:p text:style-name="P9">Recursos = colección → POST solo en colección.</text:p>
      <text:p text:style-name="P9"/>
      <text:p text:style-name="P9"/>
      <text:p text:style-name="P12">Ejercicio 2</text:p>
      <text:p text:style-name="P12"/>
      <text:p text:style-name="P9">1° Part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0:58:38.449941085</meta:creation-date>
    <dc:date>2022-03-22T14:03:06.669522478</dc:date>
    <meta:editing-duration>PT2H3M3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49" meta:word-count="281" meta:character-count="1720" meta:non-whitespace-character-count="1476"/>
  </office:meta>
</office:document-meta>
</file>